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964" officeooo:paragraph-rsid="001019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se #0</text:p>
      <text:p text:style-name="P1"/>
      <text:p text:style-name="P1">global warming fuck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0:45:26.047211602</meta:creation-date>
    <dc:date>2019-10-22T00:46:09.064068935</dc:date>
    <meta:editing-duration>PT43S</meta:editing-duration>
    <meta:editing-cycles>1</meta:editing-cycles>
    <meta:document-statistic meta:table-count="0" meta:image-count="0" meta:object-count="0" meta:page-count="1" meta:paragraph-count="2" meta:word-count="5" meta:character-count="30" meta:non-whitespace-character-count="27"/>
    <meta:generator>LibreOffice/6.1.6.3$Linux_X86_64 LibreOffice_project/5896ab1714085361c45cf540f76f60673dd96a72</meta:generator>
  </office:meta>
</office:document-meta>
</file>